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90909" style:text-outline="false" style:text-line-through-style="none" style:text-line-through-type="none" style:font-name="JetBrains Mono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3pt" style:language-asian="none" style:country-asian="none" style:font-style-asian="normal" style:font-weight-asian="normal" style:font-name-complex="JetBrai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9.864cm" svg:y="6.626cm">
            <draw:object draw:notify-on-update-of-ranges="Sheet1.A4:Sheet1.A4 Sheet1.B4:Sheet1.N4 Sheet1.A5:Sheet1.A5 Sheet1.B5:Sheet1.N5 Sheet1.A6:Sheet1.A6 Sheet1.B6:Sheet1.N6 Sheet1.A7:Sheet1.A7 Sheet1.B7:Sheet1.N7 Sheet1.A8:Sheet1.A8 Sheet1.B8:Sheet1.N8 Sheet1.A9:Sheet1.A9 Sheet1.B9:Sheet1.N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string" calcext:value-type="string">
            <text:p>Done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" office:value-type="string" calcext:value-type="string">
            <text:p>Reading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Lat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Dropping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6])" office:value-type="float" office:value="68" calcext:value-type="float">
            <text:p>68</text:p>
          </table:table-cell>
          <table:table-cell table:formula="of:=SUM([.C4:.C6])" office:value-type="float" office:value="37" calcext:value-type="float">
            <text:p>37</text:p>
          </table:table-cell>
          <table:table-cell table:formula="of:=SUM([.D4:.D6])" office:value-type="float" office:value="37" calcext:value-type="float">
            <text:p>37</text:p>
          </table:table-cell>
          <table:table-cell table:formula="of:=SUM([.E4:.E6])" office:value-type="float" office:value="30" calcext:value-type="float">
            <text:p>30</text:p>
          </table:table-cell>
          <table:table-cell table:formula="of:=SUM([.F4:.F6])" office:value-type="float" office:value="26" calcext:value-type="float">
            <text:p>26</text:p>
          </table:table-cell>
          <table:table-cell table:formula="of:=SUM([.G4:.G6])" office:value-type="float" office:value="22" calcext:value-type="float">
            <text:p>22</text:p>
          </table:table-cell>
          <table:table-cell table:formula="of:=SUM([.H4:.H6])" office:value-type="float" office:value="18" calcext:value-type="float">
            <text:p>18</text:p>
          </table:table-cell>
          <table:table-cell table:formula="of:=SUM([.I4:.I6])" office:value-type="float" office:value="16" calcext:value-type="float">
            <text:p>16</text:p>
          </table:table-cell>
          <table:table-cell table:formula="of:=SUM([.J4:.J6])" office:value-type="float" office:value="15" calcext:value-type="float">
            <text:p>15</text:p>
          </table:table-cell>
          <table:table-cell table:formula="of:=SUM([.K4:.K6])" office:value-type="float" office:value="16" calcext:value-type="float">
            <text:p>16</text:p>
          </table:table-cell>
          <table:table-cell table:formula="of:=SUM([.L4:.L6])" office:value-type="float" office:value="13" calcext:value-type="float">
            <text:p>13</text:p>
          </table:table-cell>
          <table:table-cell table:formula="of:=SUM([.M4:.M6])" office:value-type="float" office:value="12" calcext:value-type="float">
            <text:p>12</text:p>
          </table:table-cell>
          <table:table-cell table:formula="of:=SUM([.N4:.N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20:10:39.621649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1T21:49:24.812465997</meta:creation-date>
    <dc:date>2021-11-27T09:55:22.740648316</dc:date>
    <meta:editing-duration>P4DT23H51S</meta:editing-duration>
    <meta:editing-cycles>12</meta:editing-cycles>
    <meta:generator>LibreOffice/7.0.4.2$MacOSX_X86_64 LibreOffice_project/dcf040e67528d9187c66b2379df5ea4407429775</meta:generator>
    <meta:document-statistic meta:table-count="1" meta:cell-count="9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2cm" svg:y="2.992cm" style:legend-expansion="high" chart:style-name="ch2"/>
        <chart:plot-area chart:style-name="ch3" table:cell-range-address="Sheet1.A4:Sheet1.N9" chart:data-source-has-labels="column" svg:x="0.32cm" svg:y="0.18cm" svg:width="12.342cm" svg:height="8.64cm">
          <chart:coordinate-region svg:x="0.956cm" svg:y="0.373cm" svg:width="11.32cm" svg:height="7.8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N4" chart:label-cell-address="Sheet1.A4:Sheet1.A4" chart:class="chart:line">
            <chart:data-point chart:repeated="13"/>
          </chart:series>
          <chart:series chart:style-name="ch7" chart:values-cell-range-address="Sheet1.B5:Sheet1.N5" chart:label-cell-address="Sheet1.A5:Sheet1.A5" chart:class="chart:line">
            <chart:data-point chart:repeated="13"/>
          </chart:series>
          <chart:series chart:style-name="ch8" chart:values-cell-range-address="Sheet1.B6:Sheet1.N6" chart:label-cell-address="Sheet1.A6:Sheet1.A6" chart:class="chart:line">
            <chart:data-point chart:repeated="13"/>
          </chart:series>
          <chart:series chart:style-name="ch9" chart:values-cell-range-address="Sheet1.B7:Sheet1.N7" chart:label-cell-address="Sheet1.A7:Sheet1.A7" chart:class="chart:line">
            <chart:data-point chart:repeated="13"/>
          </chart:series>
          <chart:series chart:style-name="ch10" chart:values-cell-range-address="Sheet1.B8:Sheet1.N8" chart:label-cell-address="Sheet1.A8:Sheet1.A8" chart:class="chart:line">
            <chart:data-point chart:repeated="13"/>
          </chart:series>
          <chart:series chart:style-name="ch11" chart:values-cell-range-address="Sheet1.B9:Sheet1.N9" chart:label-cell-address="Sheet1.A9:Sheet1.A9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Done</text:p>
                <draw:g>
                  <svg:desc>Sheet1.A4:Sheet1.A4</svg:desc>
                </draw:g>
              </table:table-cell>
              <table:table-cell office:value-type="float" office:value="16">
                <text:p>16</text:p>
                <draw:g>
                  <svg:desc>Sheet1.B4:Sheet1.N4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ading</text:p>
                <draw:g>
                  <svg:desc>Sheet1.A5:Sheet1.A5</svg:desc>
                </draw:g>
              </table:table-cell>
              <table:table-cell office:value-type="float" office:value="39">
                <text:p>39</text:p>
                <draw:g>
                  <svg:desc>Sheet1.B5:Sheet1.N5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ate</text:p>
                <draw:g>
                  <svg:desc>Sheet1.A6:Sheet1.A6</svg:desc>
                </draw:g>
              </table:table-cell>
              <table:table-cell office:value-type="float" office:value="13">
                <text:p>13</text:p>
                <draw:g>
                  <svg:desc>Sheet1.B6:Sheet1.N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ropping</text:p>
                <draw:g>
                  <svg:desc>Sheet1.A7:Sheet1.A7</svg:desc>
                </draw:g>
              </table:table-cell>
              <table:table-cell office:value-type="float" office:value="1">
                <text:p>1</text:p>
                <draw:g>
                  <svg:desc>Sheet1.B7:Sheet1.N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</text:p>
                <draw:g>
                  <svg:desc>Sheet1.A8:Sheet1.A8</svg:desc>
                </draw:g>
              </table:table-cell>
              <table:table-cell office:value-type="float" office:value="68">
                <text:p>68</text:p>
                <draw:g>
                  <svg:desc>Sheet1.B8:Sheet1.N8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omments</text:p>
                <draw:g>
                  <svg:desc>Sheet1.A9:Sheet1.A9</svg:desc>
                </draw:g>
              </table:table-cell>
              <table:table-cell office:value-type="float" office:value="89">
                <text:p>89</text:p>
                <draw:g>
                  <svg:desc>Sheet1.B9:Sheet1.N9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